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1cb2e9" officeooo:paragraph-rsid="001cb2e9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officeooo:rsid="001cb2e9" officeooo:paragraph-rsid="001cb2e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atégia de Funil</text:p>
      <text:p text:style-name="P1"/>
      <text:p text:style-name="P1">Passo 1 – Área do curso: Back-end</text:p>
      <text:p text:style-name="P1"/>
      <text:p text:style-name="P1">Passo 2 – Sub áreas do curso: Desenvolvimento de API, Banco de Dados, Segurança da Informação, DevOPS, Computação em nuvem</text:p>
      <text:p text:style-name="P1"/>
      <text:p text:style-name="P1">Passo 3 – Qual da sub áreas você tem aderência: Banco de dados</text:p>
      <text:p text:style-name="P1"/>
      <text:p text:style-name="P1">Passo 4 – Nicho de mercado a trabalhar: Desenvolvimento de aplicações com banco de dados</text:p>
      <text:p text:style-name="P1"/>
      <text:p text:style-name="P1">Passo 5 - Área específica do nicho: Desenvolvimento de aplicações web</text:p>
      <text:p text:style-name="P1"/>
      <text:p text:style-name="P1">Passo 6 – Empresas do nicho: Concrete Solutions, Dextra, ThoughtWorks, Sensedia, Movile, CWI Software, DBI Group, TIVIT, Fcamara, CI&amp;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23:34:30.159000000</meta:creation-date>
    <dc:date>2024-08-12T23:42:16.273000000</dc:date>
    <meta:editing-duration>PT8M2S</meta:editing-duration>
    <meta:editing-cycles>1</meta:editing-cycles>
    <meta:document-statistic meta:table-count="0" meta:image-count="0" meta:object-count="0" meta:page-count="1" meta:paragraph-count="7" meta:word-count="83" meta:character-count="527" meta:non-whitespace-character-count="446"/>
    <meta:generator>LibreOffice/7.5.1.2$Windows_X86_64 LibreOffice_project/fcbaee479e84c6cd81291587d2ee68cba099e129</meta:generator>
  </office:meta>
</office:document-meta>
</file>